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ROVERBS 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<text:s text:c="1"/>GOD'S ADMONITIONS (6:1-15, 24-35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<text:s text:c="1"/>GOD'S ADMONITIONS (6:1-15, 24-35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thoughtless (6:1-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shiftless (6:6-11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shiftless (6:6-11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example (6:6-8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results (6:9-11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GOD'S ADMONITIONS (6:1-15, 24-35):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thoughtless (6:1-5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shiftless (6:6-11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ruthless (6:12-15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-title-Title-Slide" presentation:presentation-page-layout-name="Master1-PPL1" draw:id="Slide-260">
        <draw:frame draw:id="id91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<text:s text:c="1"/>The ruthless (6:12-15)<text:s text:c="1"/></text:span><text:span text:style-name="a490" text:class-names=""/></text:p>
          </draw:text-box>
          <svg:title/>
          <svg:desc/>
        </draw:frame>
        <draw:frame draw:id="id92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<text:s text:c="1"/>Their debauchery (6:12-14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eir debauchery (6:12-14)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y are filled with hypocrisy (6:12-13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y continuously devise evil (6:14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y spread conflict (6:14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 ruthless (6:12-15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ir debauchery (6:12-14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ir destruction (6:15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GOD'S ADMONITIONS (6:1-15, 24-35):<text:s text:c="1"/></text:span><text:span text:style-name="a533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thoughtless (6:1-5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shiftless (6:6-11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ruthless (6:12-15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virtue less (6:24-35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<text:s text:c="1"/>The virtue less (6:24-35):<text:s text:c="1"/></text:span><text:span text:style-name="a554" text:class-names=""/></text:p>
          </draw:text-box>
          <svg:title/>
          <svg:desc/>
        </draw:frame>
        <draw:frame draw:id="id100" presentation:style-name="a572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An immoral woman's beauty seduces (6:24-25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She reduces the person to poverty (6:26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She burns both character and reputation (6:27-29, 33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She makes a fool out of a man (6:32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0" draw:style-name="a573" draw:master-page-name="Master1-Layout12-tx-Title-and-Text" presentation:presentation-page-layout-name="Master1-PPL12" draw:id="Slide-265">
        <draw:frame draw:id="id101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GOD'S ADMONITIONS (6:1-15, 24-35):<text:s text:c="1"/></text:span><text:span text:style-name="a575" text:class-names=""/></text:p>
          </draw:text-box>
          <svg:title/>
          <svg:desc/>
        </draw:frame>
        <draw:frame draw:id="id102" presentation:style-name="a593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The thoughtless (6:1-5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shiftless (6:6-11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ruthless (6:12-15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The virtue less (6:24-35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1" draw:style-name="a594" draw:master-page-name="Master1-Layout12-tx-Title-and-Text" presentation:presentation-page-layout-name="Master1-PPL12" draw:id="Slide-266">
        <draw:frame draw:id="id103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PROVERBS 6</text:span><text:span text:style-name="a596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GOD'S ADMONITIONS (6:1-15, 24-35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GOD'S ASSURANCES (6:20-23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2" draw:style-name="a609" draw:master-page-name="Master1-Layout12-tx-Title-and-Text" presentation:presentation-page-layout-name="Master1-PPL12" draw:id="Slide-267">
        <draw:frame draw:id="id105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<text:s text:c="1"/>GOD'S ASSURANCES (6:20-23)<text:s text:c="1"/></text:span><text:span text:style-name="a611" text:class-names=""/></text:p>
          </draw:text-box>
          <svg:title/>
          <svg:desc/>
        </draw:frame>
        <draw:frame draw:id="id106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His word will guard us (6:20-22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His word will guide us (6:23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3" draw:style-name="a624" draw:master-page-name="Master1-Layout12-tx-Title-and-Text" presentation:presentation-page-layout-name="Master1-PPL12" draw:id="Slide-268">
        <draw:frame draw:id="id107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PROVERBS 6</text:span><text:span text:style-name="a626" text:class-names=""/></text:p>
          </draw:text-box>
          <svg:title/>
          <svg:desc/>
        </draw:frame>
        <draw:frame draw:id="id108" presentation:style-name="a641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GOD'S ADMONITIONS (6:1-15, 24-35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GOD'S ASSURANCES (6:20-23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SEVEN ABOMINATIONS IN GOD'S SIGHT (6:16-19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6</dc:title>
    <meta:initial-creator>David STRICKLAND</meta:initial-creator>
    <dc:creator>David STRICKLAND</dc:creator>
    <meta:creation-date>2020-02-22T19:31:29Z</meta:creation-date>
    <dc:date>2020-02-22T19:31:29Z</dc:date>
    <meta:template xlink:href="BibleStudy" xlink:type="simple"/>
    <meta:editing-cycles>1</meta:editing-cycles>
    <meta:editing-duration>PT0S</meta:editing-duration>
    <meta:document-statistic meta:paragraph-count="46" meta:word-count="315"/>
  </office:meta>
</office:document-meta>
</file>